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corn configurator.</text:p>
      <text:p text:style-name="P1"/>
      <text:list xml:id="list4738138827430794211" text:style-name="L1">
        <text:list-item>
          <text:p text:style-name="P3">Introduction</text:p>
        </text:list-item>
      </text:list>
      <text:p text:style-name="P2"/>
      <text:p text:style-name="P2">This application, will allow you to configure the unicorn of your dreams, and to free it in the rainbow pastures with just a few click!</text:p>
      <text:p text:style-name="P2"/>
      <text:list xml:id="list6575428557509542743" text:style-name="L2">
        <text:list-item>
          <text:p text:style-name="P4">User interface and design</text:p>
        </text:list-item>
      </text:list>
      <text:p text:style-name="P2"/>
      <text:p text:style-name="P2">At the center of the screen there are two slides, with arrows at their sides that will allow you to select your favorite unicorn head and body.</text:p>
      <text:p text:style-name="P2">Beneath these slides, there will be a button “Free in the pastures!”, that will load your unicorn in a page representing the rainbow pastures.</text:p>
      <text:p text:style-name="P2"/>
      <text:list xml:id="list8564497720119413320" text:style-name="L3">
        <text:list-item>
          <text:p text:style-name="P5">User experience.</text:p>
        </text:list-item>
      </text:list>
      <text:p text:style-name="P2"/>
      <text:p text:style-name="P2">From the homepage, the user will be able to launch the configurator through a button.</text:p>
      <text:p text:style-name="P2">This will load the configuration page where he/she will be able to start configuring his/her unicorn through the arrow icons.</text:p>
      <text:p text:style-name="P2">When satisfied he/she will be able do free the newborn Unicorn to the pastures and enjoy an image of it in the wild, in the next screen!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Bellodi</meta:initial-creator>
    <meta:creation-date>2019-01-23T11:43:58.36</meta:creation-date>
    <meta:document-statistic meta:table-count="0" meta:image-count="0" meta:object-count="0" meta:page-count="1" meta:paragraph-count="10" meta:word-count="150" meta:character-count="846"/>
    <dc:date>2019-01-23T12:20:04.45</dc:date>
    <dc:creator>Stefano Bellodi</dc:creator>
    <meta:editing-duration>PT31S</meta:editing-duration>
    <meta:editing-cycles>1</meta:editing-cycles>
    <meta:generator>OpenOffice/4.1.5$Win32 OpenOffice.org_project/415m1$Build-9789</meta:generator>
  </office:meta>
</office:document-meta>
</file>